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ackground-color="#fff200" fo:border-left="2.01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200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fo:border-bottom="0.06pt solid #000000" fo:background-color="#fff200" fo:border-left="2.01pt solid #000000" fo:border-right="2.01pt solid #000000" fo:border-top="0.06pt solid #000000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ackground-color="#fff200" fo:border="0.06pt solid #000000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="0.06pt solid #000000"/>
      <style:text-properties style:text-line-through-style="solid" style:text-line-through-type="single" fo:font-size="12pt" style:font-size-asian="12pt" style:font-size-complex="12pt"/>
    </style:style>
    <style:style style:name="ce21" style:family="table-cell" style:parent-style-name="Default" style:data-style-name="N2">
      <style:table-cell-properties fo:border-bottom="2.01pt solid #000000" fo:border-left="0.06pt solid #000000" fo:border-right="0.06pt solid #000000" fo:border-top="0.06pt solid #000000"/>
      <style:text-properties style:text-line-through-style="solid" style:text-line-through-type="single"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0.06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25" style:family="table-cell" style:parent-style-name="Default" style:data-style-name="N2">
      <style:table-cell-properties fo:border-bottom="0.06pt solid #000000" fo:background-color="#fff2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26" style:family="table-cell" style:parent-style-name="Default" style:data-style-name="N2">
      <style:table-cell-properties fo:border-bottom="0.06pt solid #000000" fo:border-left="0.06pt solid #000000" fo:border-right="2.01pt solid #000000" fo:border-top="0.06pt solid #000000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 style:data-style-name="N2">
      <style:table-cell-properties fo:border-bottom="2.01pt solid #000000" fo:border-left="0.06pt solid #000000" fo:border-right="2.01pt solid #000000" fo:border-top="0.06pt solid #000000"/>
      <style:text-properties style:text-line-through-style="solid" style:text-line-through-type="singl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nzahl der LED-Platinen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 office:value-type="string" calcext:value-type="string" table:number-columns-spanned="2" table:number-rows-spanned="1">
            <text:p>Anzahl</text:p>
          </table:table-cell>
          <table:covered-table-cell table:style-name="ce7"/>
          <table:table-cell table:style-name="ce12" office:value-type="string" calcext:value-type="string" table:number-columns-spanned="1" table:number-rows-spanned="2">
            <text:p>Winkel</text:p>
            <text:p>Leds</text:p>
          </table:table-cell>
          <table:table-cell table:style-name="ce17" office:value-type="string" calcext:value-type="string" table:number-columns-spanned="3" table:number-rows-spanned="1">
            <text:p>Abstand vom Mittelpunkt</text:p>
          </table:table-cell>
          <table:covered-table-cell table:style-name="ce7"/>
          <table:covered-table-cell table:style-name="ce22"/>
          <table:table-cell table:number-columns-repeated="1018"/>
        </table:table-row>
        <table:table-row table:style-name="ro1">
          <table:table-cell table:style-name="ce2" office:value-type="string" calcext:value-type="string">
            <text:p>Platinen</text:p>
          </table:table-cell>
          <table:table-cell table:style-name="ce8" office:value-type="string" calcext:value-type="string">
            <text:p>Leds</text:p>
          </table:table-cell>
          <table:covered-table-cell table:style-name="ce13"/>
          <table:table-cell table:style-name="ce8" office:value-type="string" calcext:value-type="string">
            <text:p>Rand innen</text:p>
          </table:table-cell>
          <table:table-cell table:style-name="ce8" office:value-type="string" calcext:value-type="string">
            <text:p>Mitte</text:p>
          </table:table-cell>
          <table:table-cell table:style-name="ce23" office:value-type="string" calcext:value-type="string">
            <text:p>Rand außen</text:p>
          </table:table-cell>
          <table:table-cell table:number-columns-repeated="1018"/>
        </table:table-row>
        <table:table-row table:style-name="ro1">
          <table:table-cell table:style-name="ce3" table:formula="of:=8" office:value-type="float" office:value="8" calcext:value-type="float">
            <text:p>8</text:p>
          </table:table-cell>
          <table:table-cell table:style-name="ce9" table:formula="of:= [.A3] * 2" office:value-type="float" office:value="16" calcext:value-type="float">
            <text:p>16</text:p>
          </table:table-cell>
          <table:table-cell table:style-name="ce14" table:formula="of:= 360 /[.B3]" office:value-type="float" office:value="22.5" calcext:value-type="float">
            <text:p>22,50</text:p>
          </table:table-cell>
          <table:table-cell table:style-name="ce18" table:formula="of:= [.E3] - 30/2" office:value-type="float" office:value="148.38853349409" calcext:value-type="float">
            <text:p>148,39</text:p>
          </table:table-cell>
          <table:table-cell table:style-name="ce18" table:formula="of:= 65/2 / TAN([.C3] / 2 * (PI() / 180))" office:value-type="float" office:value="163.38853349409" calcext:value-type="float">
            <text:p>163,39</text:p>
          </table:table-cell>
          <table:table-cell table:style-name="ce24" table:formula="of:= [.E3] + 30/2" office:value-type="float" office:value="178.38853349409" calcext:value-type="float">
            <text:p>178,39</text:p>
          </table:table-cell>
          <table:table-cell table:number-columns-repeated="1018"/>
        </table:table-row>
        <table:table-row table:style-name="ro1">
          <table:table-cell table:style-name="ce3" table:formula="of:= [.A3] + 1" office:value-type="float" office:value="9" calcext:value-type="float">
            <text:p>9</text:p>
          </table:table-cell>
          <table:table-cell table:style-name="ce9" table:formula="of:= [.A4] * 2" office:value-type="float" office:value="18" calcext:value-type="float">
            <text:p>18</text:p>
          </table:table-cell>
          <table:table-cell table:style-name="ce14" table:formula="of:= 360 /[.B4]" office:value-type="float" office:value="20" calcext:value-type="float">
            <text:p>20,00</text:p>
          </table:table-cell>
          <table:table-cell table:style-name="ce18" table:formula="of:= [.E4] - 30/2" office:value-type="float" office:value="169.316659137576" calcext:value-type="float">
            <text:p>169,32</text:p>
          </table:table-cell>
          <table:table-cell table:style-name="ce18" table:formula="of:= 65/2 / TAN([.C4] / 2 * (PI() / 180))" office:value-type="float" office:value="184.316659137576" calcext:value-type="float">
            <text:p>184,32</text:p>
          </table:table-cell>
          <table:table-cell table:style-name="ce24" table:formula="of:= [.E4] + 30/2" office:value-type="float" office:value="199.316659137576" calcext:value-type="float">
            <text:p>199,32</text:p>
          </table:table-cell>
          <table:table-cell table:number-columns-repeated="1018"/>
        </table:table-row>
        <table:table-row table:style-name="ro1">
          <table:table-cell table:style-name="ce4" table:formula="of:= [.A4] + 1" office:value-type="float" office:value="10" calcext:value-type="float">
            <text:p>10</text:p>
          </table:table-cell>
          <table:table-cell table:style-name="ce10" table:formula="of:= [.A5] * 2" office:value-type="float" office:value="20" calcext:value-type="float">
            <text:p>20</text:p>
          </table:table-cell>
          <table:table-cell table:style-name="ce15" table:formula="of:= 360 /[.B5]" office:value-type="float" office:value="18" calcext:value-type="float">
            <text:p>18,00</text:p>
          </table:table-cell>
          <table:table-cell table:style-name="ce19" table:formula="of:= [.E5] - 30/2" office:value-type="float" office:value="190.196924226939" calcext:value-type="float">
            <text:p>190,20</text:p>
          </table:table-cell>
          <table:table-cell table:style-name="ce19" table:formula="of:= 65/2 / TAN([.C5] / 2 * (PI() / 180))" office:value-type="float" office:value="205.196924226939" calcext:value-type="float">
            <text:p>205,20</text:p>
          </table:table-cell>
          <table:table-cell table:style-name="ce25" table:formula="of:= [.E5] + 30/2" office:value-type="float" office:value="220.196924226939" calcext:value-type="float">
            <text:p>220,20</text:p>
          </table:table-cell>
          <table:table-cell table:number-columns-repeated="1018"/>
        </table:table-row>
        <table:table-row table:style-name="ro1">
          <table:table-cell table:style-name="ce3" table:formula="of:= [.A5] + 1" office:value-type="float" office:value="11" calcext:value-type="float">
            <text:p>11</text:p>
          </table:table-cell>
          <table:table-cell table:style-name="ce9" table:formula="of:= [.A6] * 2" office:value-type="float" office:value="22" calcext:value-type="float">
            <text:p>22</text:p>
          </table:table-cell>
          <table:table-cell table:style-name="ce14" table:formula="of:= 360 /[.B6]" office:value-type="float" office:value="16.3636363636364" calcext:value-type="float">
            <text:p>16,36</text:p>
          </table:table-cell>
          <table:table-cell table:style-name="ce18" table:formula="of:= [.E6] - 30/2" office:value-type="float" office:value="211.042465082638" calcext:value-type="float">
            <text:p>211,04</text:p>
          </table:table-cell>
          <table:table-cell table:style-name="ce18" table:formula="of:= 65/2 / TAN([.C6] / 2 * (PI() / 180))" office:value-type="float" office:value="226.042465082638" calcext:value-type="float">
            <text:p>226,04</text:p>
          </table:table-cell>
          <table:table-cell table:style-name="ce24" table:formula="of:= [.E6] + 30/2" office:value-type="float" office:value="241.042465082638" calcext:value-type="float">
            <text:p>241,04</text:p>
          </table:table-cell>
          <table:table-cell table:number-columns-repeated="1018"/>
        </table:table-row>
        <table:table-row table:style-name="ro1">
          <table:table-cell table:style-name="ce3" table:formula="of:= [.A6] + 1" office:value-type="float" office:value="12" calcext:value-type="float">
            <text:p>12</text:p>
          </table:table-cell>
          <table:table-cell table:style-name="ce9" table:formula="of:= [.A7] * 2" office:value-type="float" office:value="24" calcext:value-type="float">
            <text:p>24</text:p>
          </table:table-cell>
          <table:table-cell table:style-name="ce14" table:formula="of:= 360 /[.B7]" office:value-type="float" office:value="15" calcext:value-type="float">
            <text:p>15,00</text:p>
          </table:table-cell>
          <table:table-cell table:style-name="ce18" table:formula="of:= [.E7] - 30/2" office:value-type="float" office:value="231.862008663567" calcext:value-type="float">
            <text:p>231,86</text:p>
          </table:table-cell>
          <table:table-cell table:style-name="ce18" table:formula="of:= 65/2 / TAN([.C7] / 2 * (PI() / 180))" office:value-type="float" office:value="246.862008663567" calcext:value-type="float">
            <text:p>246,86</text:p>
          </table:table-cell>
          <table:table-cell table:style-name="ce26" table:formula="of:= [.E7] + 30/2" office:value-type="float" office:value="261.862008663567" calcext:value-type="float">
            <text:p>261,86</text:p>
          </table:table-cell>
          <table:table-cell table:number-columns-repeated="1018"/>
        </table:table-row>
        <table:table-row table:style-name="ro1">
          <table:table-cell table:style-name="ce3" table:formula="of:= [.A7] + 1" office:value-type="float" office:value="13" calcext:value-type="float">
            <text:p>13</text:p>
          </table:table-cell>
          <table:table-cell table:style-name="ce9" table:formula="of:= [.A8] * 2" office:value-type="float" office:value="26" calcext:value-type="float">
            <text:p>26</text:p>
          </table:table-cell>
          <table:table-cell table:style-name="ce14" table:formula="of:= 360 /[.B8]" office:value-type="float" office:value="13.8461538461538" calcext:value-type="float">
            <text:p>13,85</text:p>
          </table:table-cell>
          <table:table-cell table:style-name="ce20" table:formula="of:= [.E8] - 30/2" office:value-type="float" office:value="252.661581021201" calcext:value-type="float">
            <text:p>252,66</text:p>
          </table:table-cell>
          <table:table-cell table:style-name="ce20" table:formula="of:= 65/2 / TAN([.C8] / 2 * (PI() / 180))" office:value-type="float" office:value="267.661581021201" calcext:value-type="float">
            <text:p>267,66</text:p>
          </table:table-cell>
          <table:table-cell table:style-name="ce26" table:formula="of:= [.E8] + 30/2" office:value-type="float" office:value="282.661581021201" calcext:value-type="float">
            <text:p>282,66</text:p>
          </table:table-cell>
          <table:table-cell table:number-columns-repeated="1018"/>
        </table:table-row>
        <table:table-row table:style-name="ro1">
          <table:table-cell table:style-name="ce3" table:formula="of:= [.A8] + 1" office:value-type="float" office:value="14" calcext:value-type="float">
            <text:p>14</text:p>
          </table:table-cell>
          <table:table-cell table:style-name="ce9" table:formula="of:= [.A9] * 2" office:value-type="float" office:value="28" calcext:value-type="float">
            <text:p>28</text:p>
          </table:table-cell>
          <table:table-cell table:style-name="ce14" table:formula="of:= 360 /[.B9]" office:value-type="float" office:value="12.8571428571429" calcext:value-type="float">
            <text:p>12,86</text:p>
          </table:table-cell>
          <table:table-cell table:style-name="ce20" table:formula="of:= [.E9] - 30/2" office:value-type="float" office:value="273.445477936517" calcext:value-type="float">
            <text:p>273,45</text:p>
          </table:table-cell>
          <table:table-cell table:style-name="ce20" table:formula="of:= 65/2 / TAN([.C9] / 2 * (PI() / 180))" office:value-type="float" office:value="288.445477936517" calcext:value-type="float">
            <text:p>288,45</text:p>
          </table:table-cell>
          <table:table-cell table:style-name="ce26" table:formula="of:= [.E9] + 30/2" office:value-type="float" office:value="303.445477936517" calcext:value-type="float">
            <text:p>303,45</text:p>
          </table:table-cell>
          <table:table-cell table:number-columns-repeated="1018"/>
        </table:table-row>
        <table:table-row table:style-name="ro1">
          <table:table-cell table:style-name="ce5" table:formula="of:= [.A9] + 1" office:value-type="float" office:value="15" calcext:value-type="float">
            <text:p>15</text:p>
          </table:table-cell>
          <table:table-cell table:style-name="ce11" table:formula="of:= [.A10] * 2" office:value-type="float" office:value="30" calcext:value-type="float">
            <text:p>30</text:p>
          </table:table-cell>
          <table:table-cell table:style-name="ce16" table:formula="of:= 360 /[.B10]" office:value-type="float" office:value="12" calcext:value-type="float">
            <text:p>12,00</text:p>
          </table:table-cell>
          <table:table-cell table:style-name="ce21" table:formula="of:= [.E10] - 30/2" office:value-type="float" office:value="294.216844762234" calcext:value-type="float">
            <text:p>294,22</text:p>
          </table:table-cell>
          <table:table-cell table:style-name="ce21" table:formula="of:= 65/2 / TAN([.C10] / 2 * (PI() / 180))" office:value-type="float" office:value="309.216844762234" calcext:value-type="float">
            <text:p>309,22</text:p>
          </table:table-cell>
          <table:table-cell table:style-name="ce27" table:formula="of:= [.E10] + 30/2" office:value-type="float" office:value="324.216844762234" calcext:value-type="float">
            <text:p>324,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r Durchmesser des Glücksrads ist 495m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o sollten die Platinenaußenlöcher bei &lt;250mm liegen.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Glücksrad</text:span></text:p>
        <text:p><text:span text:style-name="MT2">~ </text:span><text:span text:style-name="MT2"><text:sheet-name>???</text:sheet-name></text:span><text:span text:style-name="MT2"><text:s/>~</text:span></text:p>
      </style:header>
      <style:header-left style:display="false"/>
      <style:footer>
        <style:region-left>
          <text:p><text:span text:style-name="MT3">Peter Weissig</text:span></text:p>
        </style:region-left>
        <style:region-center>
          <text:p><text:span text:style-name="MT3">Seite </text:span><text:span text:style-name="MT3"><text:page-number>1</text:page-number></text:span><text:span text:style-name="MT3"><text:s/>von </text:span><text:span text:style-name="MT3"><text:page-count>99</text:page-count></text:span></text:p>
        </style:region-center>
        <style:region-right>
          <text:p><text:span text:style-name="MT3"><text:date style:data-style-name="N2" text:date-value="2018-03-07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4:36:49.468842969</meta:creation-date>
    <dc:date>2018-03-07T15:57:18.603806031</dc:date>
    <meta:editing-duration>PT1H10M18S</meta:editing-duration>
    <meta:editing-cycles>4</meta:editing-cycles>
    <meta:generator>LibreOffice/6.0.2.1$Linux_X86_64 LibreOffice_project/00m0$Build-1</meta:generator>
    <meta:document-statistic meta:table-count="1" meta:cell-count="58" meta:object-count="0"/>
  </office:meta>
</office:document-meta>
</file>